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3-03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5-02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1-0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9-07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4-2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2-13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768" calcext:value-type="float">
            <text:p>20.2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5-20 1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4-12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2-21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8-19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3-26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0-22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7-02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4272" calcext:value-type="float">
            <text:p>20.4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4272" calcext:value-type="float">
            <text:p>20.4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4-03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0-29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7-29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3-12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0-30 1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1-16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5-1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1-18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0-13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7-1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59086253101</text:p>
          </table:table-cell>
          <table:table-cell office:value-type="string" calcext:value-type="string">
            <text:p>Hendricks 5</text:p>
          </table:table-cell>
          <table:table-cell office:value-type="string" calcext:value-type="string">
            <text:p>2016-04-13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4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936" meta:object-count="0"/>
    <meta:user-defined meta:name="AppVersion">3.0</meta:user-defined>
  </office:meta>
</office:document-meta>
</file>